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7.A6"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8" style:family="table">
      <style:table-properties style:width="15.907cm" fo:margin-left="0cm" fo:break-before="page" table:align="left"/>
    </style:style>
    <style:style style:name="Table48.A" style:family="table-column">
      <style:table-column-properties style:column-width="2.401cm"/>
    </style:style>
    <style:style style:name="Table48.B" style:family="table-column">
      <style:table-column-properties style:column-width="1.3cm"/>
    </style:style>
    <style:style style:name="Table48.C" style:family="table-column">
      <style:table-column-properties style:column-width="1.799cm"/>
    </style:style>
    <style:style style:name="Table48.E" style:family="table-column">
      <style:table-column-properties style:column-width="1.7cm"/>
    </style:style>
    <style:style style:name="Table48.F" style:family="table-column">
      <style:table-column-properties style:column-width="7.407cm"/>
    </style:style>
    <style:style style:name="Table48.A1" style:family="table-cell">
      <style:table-cell-properties fo:padding-left="0.191cm" fo:padding-right="0.191cm" fo:padding-top="0cm" fo:padding-bottom="0cm" fo:border="0.018cm solid #00000a" style:writing-mode="lr-tb"/>
    </style:style>
    <style:style style:name="Table48.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8.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Heading_20_2">
      <style:paragraph-properties fo:break-before="page"/>
    </style:style>
    <style:style style:name="P17" style:family="paragraph" style:parent-style-name="Heading_20_1" style:master-page-name="MPF0">
      <style:paragraph-properties style:page-number="auto"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11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557199568157407060" text:style-name="WWNum33">
        <text:list-item>
          <text:p text:style-name="P15">Commit #543 – Update – 'gpio_ds18b20.py' can be passed a flag to disable smoothing and exponential weighted moving average. If no argument is used, then the feature is enabled, if a '1' argument is passed, then the feature is disabled eg. 'python gpio_ds18b20.py 1''.</text:p>
        </text:list-item>
        <text:list-item>
          <text:p text:style-name="P15">Commit #543 – New Feature – 'check_ds18b20_1.php'', alternative 'watchdog' script for python script 'gpio_ds18b20.py', will pass a 1 argument to disable smoothing and exponential weighted moving average.</text:p>
        </text:list-item>
      </text:list>
      <text:h text:style-name="P16"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6" office:value-type="float" office:value="45990">
            <text:p text:style-name="P4">03/02/26</text:p>
          </table:table-cell>
          <table:table-cell table:style-name="Table47.A6" office:value-type="float" office:value="3.15">
            <text:p text:style-name="P4">3.18</text:p>
          </table:table-cell>
          <table:table-cell table:style-name="Table47.A6" office:value-type="float" office:value="291125">
            <text:p text:style-name="P4">030226</text:p>
          </table:table-cell>
          <table:table-cell table:style-name="Table47.A6" office:value-type="float" office:value="1">
            <text:p text:style-name="P4">1.0</text:p>
          </table:table-cell>
          <table:table-cell table:style-name="Table47.A6"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 and to set the default Repository to 'twa127/PiHomeHVAC'.</text:p>
            <text:p text:style-name="P11">Update – add new script 'check_ems.php'.</text:p>
          </table:table-cell>
        </table:table-row>
      </table:table>
      <text:p text:style-name="Text_20_body"/>
      <table:table table:name="Table48" table:style-name="Table48">
        <table:table-column table:style-name="Table48.A"/>
        <table:table-column table:style-name="Table48.B"/>
        <table:table-column table:style-name="Table48.C"/>
        <table:table-column table:style-name="Table48.B"/>
        <table:table-column table:style-name="Table48.E"/>
        <table:table-column table:style-name="Table48.F"/>
        <table:table-header-rows>
          <table:table-row>
            <table:table-cell table:style-name="Table48.A1" office:value-type="string">
              <text:p text:style-name="P2">Date</text:p>
            </table:table-cell>
            <table:table-cell table:style-name="Table48.A1" office:value-type="string">
              <text:p text:style-name="P2">Ver</text:p>
            </table:table-cell>
            <table:table-cell table:style-name="Table48.A1" office:value-type="string">
              <text:p text:style-name="P2">Build</text:p>
            </table:table-cell>
            <table:table-cell table:style-name="Table48.A1" office:value-type="string">
              <text:p text:style-name="P2">DB Ver</text:p>
            </table:table-cell>
            <table:table-cell table:style-name="Table48.A1" office:value-type="string">
              <text:p text:style-name="P2">DB Build</text:p>
            </table:table-cell>
            <table:table-cell table:style-name="Table48.A1" office:value-type="string">
              <text:p text:style-name="P2">ChangeLog</text:p>
            </table:table-cell>
          </table:table-row>
        </table:table-header-rows>
        <table:table-row>
          <table:table-cell table:style-name="Table48.A2" office:value-type="float" office:value="45990">
            <text:p text:style-name="P4">11/02/26</text:p>
          </table:table-cell>
          <table:table-cell table:style-name="Table48.A2" office:value-type="float" office:value="3.15">
            <text:p text:style-name="P4">3.18</text:p>
          </table:table-cell>
          <table:table-cell table:style-name="Table48.A2" office:value-type="float" office:value="291125">
            <text:p text:style-name="P4">110226</text:p>
          </table:table-cell>
          <table:table-cell table:style-name="Table48.A2" office:value-type="float" office:value="1">
            <text:p text:style-name="P4">1.0</text:p>
          </table:table-cell>
          <table:table-cell table:style-name="Table48.A2" office:value-type="float" office:value="10126">
            <text:p text:style-name="P4">060126</text:p>
          </table:table-cell>
          <table:table-cell table:style-name="Table48.F2" office:value-type="string">
            <text:p text:style-name="P11">Update – 'gpio_ds18b20.py' can be passed a flag to disable smoothing and exponential weighted moving average. If no argument is used, then the feature is enabled, if a '1' argument is passed, then the feature is disabled eg. 'python gpio_ds18b20.py 1''.</text:p>
            <text:p text:style-name="P11">New Feature – 'check_ds18b20_1.php'', alternative 'watchdog' script for python script 'gpio_ds18b20.py', will pass a 1 argument to disable smoothing and exponential weighted moving aver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8</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11T16:03:25.24</dc:date>
    <meta:print-date>2024-04-17T07:07:00Z</meta:print-date>
    <meta:editing-cycles>128</meta:editing-cycles>
    <meta:editing-duration>P2DT10H22M45S</meta:editing-duration>
    <meta:document-statistic meta:table-count="48" meta:image-count="0" meta:object-count="0" meta:page-count="50" meta:paragraph-count="3163" meta:word-count="12173" meta:character-count="76657"/>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